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c90c" officeooo:paragraph-rsid="000ec90c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officeooo:paragraph-rsid="0012c2b3"/>
    </style:style>
    <style:style style:name="P6" style:family="paragraph" style:parent-style-name="Standard">
      <style:text-properties officeooo:paragraph-rsid="00073c62"/>
    </style:style>
    <style:style style:name="P7" style:family="paragraph" style:parent-style-name="Standard">
      <style:text-properties officeooo:rsid="00094d46" officeooo:paragraph-rsid="00094d46"/>
    </style:style>
    <style:style style:name="P8" style:family="paragraph" style:parent-style-name="Standard">
      <style:paragraph-properties fo:break-before="page"/>
      <style:text-properties fo:font-size="14pt" fo:font-weight="bold" officeooo:rsid="00094d46" officeooo:paragraph-rsid="000b232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94d46" officeooo:paragraph-rsid="000b232d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094d46" officeooo:paragraph-rsid="000b232d"/>
    </style:style>
    <style:style style:name="P11" style:family="paragraph" style:parent-style-name="Standard">
      <style:text-properties officeooo:rsid="000c51e7" officeooo:paragraph-rsid="000c51e7"/>
    </style:style>
    <style:style style:name="P12" style:family="paragraph" style:parent-style-name="Standard">
      <style:paragraph-properties fo:break-before="page"/>
      <style:text-properties fo:font-size="14pt" fo:font-weight="bold" officeooo:rsid="000c51e7" officeooo:paragraph-rsid="000c51e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c51e7" officeooo:paragraph-rsid="000c51e7" style:font-size-asian="14pt" style:font-weight-asian="bold" style:font-size-complex="14pt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paragraph-rsid="0012c2b3"/>
    </style:style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>
      <style:paragraph-properties fo:break-before="page"/>
      <style:text-properties fo:font-size="14pt" fo:font-weight="bold" officeooo:rsid="000e235b" officeooo:paragraph-rsid="000e235b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0e235b" officeooo:paragraph-rsid="000e235b" style:font-size-asian="14pt" style:font-weight-asian="bold" style:font-size-complex="14pt" style:font-weight-complex="bold"/>
    </style:style>
    <style:style style:name="P22" style:family="paragraph" style:parent-style-name="Standard" style:list-style-name="L8"/>
    <style:style style:name="P23" style:family="paragraph" style:parent-style-name="Standard">
      <style:paragraph-properties fo:break-before="page"/>
      <style:text-properties fo:font-size="14pt" fo:font-weight="bold" officeooo:rsid="000ec90c" officeooo:paragraph-rsid="000ec90c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paragraph-rsid="000ec90c"/>
    </style:style>
    <style:style style:name="P25" style:family="paragraph" style:parent-style-name="Standard" style:list-style-name="L9"/>
    <style:style style:name="P26" style:family="paragraph" style:parent-style-name="Standard" style:list-style-name="L10"/>
    <style:style style:name="P27" style:family="paragraph" style:parent-style-name="Standard">
      <style:text-properties officeooo:rsid="000e235b" officeooo:paragraph-rsid="000e23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f1c9" style:font-weight-asian="normal" style:font-weight-complex="normal"/>
    </style:style>
    <style:style style:name="T3" style:family="text">
      <style:text-properties fo:font-weight="normal" officeooo:rsid="0012c2b3" style:font-weight-asian="normal" style:font-weight-complex="normal"/>
    </style:style>
    <style:style style:name="T4" style:family="text">
      <style:text-properties officeooo:rsid="000909f2"/>
    </style:style>
    <style:style style:name="T5" style:family="text">
      <style:text-properties officeooo:rsid="000ec90c"/>
    </style:style>
    <style:style style:name="T6" style:family="text">
      <style:text-properties officeooo:rsid="0012c2b3"/>
    </style:style>
    <style:style style:name="T7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: 03/02/2025</text:p>
      <text:p text:style-name="P1"/>
      <text:p text:style-name="Standard"><text:span text:style-name="T1">During my </text:span><text:span text:style-name="Strong_20_Emphasis"><text:span text:style-name="T1">internship with the Quantum Nanotechnology Group (Sep–Nov 2024)</text:span></text:span><text:span text:style-name="T1">, I worked on solving the </text:span><text:span text:style-name="Strong_20_Emphasis"><text:span text:style-name="T1">Schrödinger equation</text:span></text:span><text:span text:style-name="T1"> using analytical methods like </text:span><text:span text:style-name="Strong_20_Emphasis"><text:span text:style-name="T1">Crank-Nicholson and Runge-Kutta</text:span></text:span><text:span text:style-name="T1">, which sparked my interest in applying </text:span><text:span text:style-name="Strong_20_Emphasis"><text:span text:style-name="T1">machine learning to quantum mechanics</text:span></text:span><text:span text:style-name="T1">. The collaborative research environment and exposure to </text:span><text:span text:style-name="Strong_20_Emphasis"><text:span text:style-name="T1">Physics-Informed Neural Networks (PINNs)</text:span></text:span><text:span text:style-name="T1"> motivated me to pursue my </text:span><text:span text:style-name="Strong_20_Emphasis"><text:span text:style-name="T1">master’s project</text:span></text:span><text:span text:style-name="T1"> under their supervision.</text:span></text:p>
      <text:p text:style-name="Standard"><text:span text:style-name="T1"/></text:p>
      <text:p text:style-name="Standard"><text:span text:style-name="Strong_20_Emphasis"><text:span text:style-name="T1">Project Topic:</text:span></text:span></text:p>
      <text:p text:style-name="Standard"><text:span text:style-name="Strong_20_Emphasis"><text:span text:style-name="T1">"Physics-Informed Neural Networks to Solve the Many-Electrons Time-Dependent Schrödinger Equation."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Key </text:span></text:span><text:span text:style-name="Strong_20_Emphasis"><text:span text:style-name="T2">Papers Reviewed</text:span></text:span><text:span text:style-name="Strong_20_Emphasis"><text:span text:style-name="T1">:</text:span></text:span></text:p>
      <text:list text:style-name="L1">
        <text:list-item>
          <text:p text:style-name="P2"><text:span text:style-name="Strong_20_Emphasis"><text:span text:style-name="T1">Shah et al. (2022):</text:span></text:span><text:span text:style-name="T1"> Applied PINNs to </text:span><text:span text:style-name="Strong_20_Emphasis"><text:span text:style-name="T1">1D TDSE</text:span></text:span><text:span text:style-name="T1">, </text:span><text:span text:style-name="T3">focusing on</text:span><text:span text:style-name="T1"> </text:span><text:span text:style-name="Strong_20_Emphasis"><text:span text:style-name="T1">loss function design</text:span></text:span><text:span text:style-name="T1"> and training challenges. </text:span></text:p>
        </text:list-item>
        <text:list-item>
          <text:p text:style-name="P2"><text:span text:style-name="Strong_20_Emphasis"><text:span text:style-name="T1">Hao et al. (2024):</text:span></text:span><text:span text:style-name="T1"> Introduced </text:span><text:span text:style-name="Strong_20_Emphasis"><text:span text:style-name="T1">structure-preserving PINNs</text:span></text:span><text:span text:style-name="T1">, improving </text:span><text:span text:style-name="Strong_20_Emphasis"><text:span text:style-name="T1">long-time stability</text:span></text:span><text:span text:style-name="T1"> in PDE solutions. </text:span></text:p>
        </text:list-item>
      </text:list>
      <text:p text:style-name="Standard"><text:span text:style-name="T1"/></text:p>
      <text:p text:style-name="Standard"><text:span text:style-name="Strong_20_Emphasis"><text:span text:style-name="T1">Research Focus:</text:span></text:span></text:p>
      <text:p text:style-name="Standard"><text:span text:style-name="T1">Existing models mainly address </text:span><text:span text:style-name="Strong_20_Emphasis"><text:span text:style-name="T1">single-electron systems</text:span></text:span><text:span text:style-name="T1">, lack </text:span><text:span text:style-name="Strong_20_Emphasis"><text:span text:style-name="T1">electron-electron interactions</text:span></text:span><text:span text:style-name="T1">, and struggle with </text:span><text:span text:style-name="Strong_20_Emphasis"><text:span text:style-name="T1">long-time evolution</text:span></text:span><text:span text:style-name="T1">. My work will:</text:span></text:p>
      <text:list text:style-name="L2">
        <text:list-item>
          <text:p text:style-name="P3"><text:span text:style-name="T1">Extend </text:span><text:span text:style-name="Strong_20_Emphasis"><text:span text:style-name="T1">PINNs to many-electron TDSE</text:span></text:span><text:span text:style-name="T1"> with </text:span><text:span text:style-name="Strong_20_Emphasis"><text:span text:style-name="T1">higher-dimensional modeling</text:span></text:span><text:span text:style-name="T1">. </text:span></text:p>
        </text:list-item>
        <text:list-item>
          <text:p text:style-name="P3"><text:span text:style-name="T1">Improve </text:span><text:span text:style-name="Strong_20_Emphasis"><text:span text:style-name="T1">training stability</text:span></text:span><text:span text:style-name="T1"> through </text:span><text:span text:style-name="Strong_20_Emphasis"><text:span text:style-name="T1">structured constraints and modified loss functions</text:span></text:span><text:span text:style-name="T1">. </text:span></text:p>
        </text:list-item>
      </text:list>
      <text:p text:style-name="Standard"><text:span text:style-name="T1"/></text:p>
      <text:p text:style-name="Standard"><text:span text:style-name="Strong_20_Emphasis"><text:span text:style-name="T1">Next Steps:</text:span></text:span></text:p>
      <text:list text:style-name="L3">
        <text:list-item>
          <text:p text:style-name="P4"><text:span text:style-name="T1">Conduct a </text:span><text:span text:style-name="Strong_20_Emphasis"><text:span text:style-name="T1">structured review</text:span></text:span><text:span text:style-name="T1"> of </text:span><text:span text:style-name="Strong_20_Emphasis"><text:span text:style-name="T1">many-electron TDSE solvers</text:span></text:span><text:span text:style-name="T1">. </text:span></text:p>
        </text:list-item>
        <text:list-item>
          <text:p text:style-name="P4"><text:span text:style-name="T1">Identify a </text:span><text:span text:style-name="Strong_20_Emphasis"><text:span text:style-name="T1">benchmark system</text:span></text:span><text:span text:style-name="T1"> (e.g., two-electron systems, quantum dots). </text:span></text:p>
        </text:list-item>
        <text:list-item>
          <text:p text:style-name="P4"><text:span text:style-name="T1">Explore </text:span><text:span text:style-name="Strong_20_Emphasis"><text:span text:style-name="T1">causal training and domain decomposition</text:span></text:span><text:span text:style-name="T1"> for scalability. </text:span></text:p>
        </text:list-item>
      </text:list>
      <text:p text:style-name="Standard"><text:span text:style-name="T1"/></text:p>
      <text:p text:style-name="P5"><text:span text:style-name="T1">This project aims to enhance </text:span><text:span text:style-name="Strong_20_Emphasis"><text:span text:style-name="T1">PINN-based Schrödinger Equation solvers</text:span></text:span><text:span text:style-name="T1">, making them more </text:span><text:span text:style-name="Strong_20_Emphasis"><text:span text:style-name="T1">efficient and scalable</text:span></text:span><text:span text:style-name="T1"> for complex quantum systems.</text:span></text:p>
      <text:p text:style-name="P6"/>
      <text:p text:style-name="Standard"/>
      <text:p text:style-name="P7"/>
      <text:p text:style-name="P8"><text:span text:style-name="T4">Week 2: 1</text:span><text:span text:style-name="T5">0</text:span><text:span text:style-name="T4">/02/2025</text:span></text:p>
      <text:p text:style-name="P9"/>
      <text:p text:style-name="P10">This week, I started by modelling a single electron of mass m trapped in a one-dimensional time-independent harmonic potential. I set the initial condition as the ground state wavefunction and applied Dirichlet boundary conditions. My goal was to use a P<text:span text:style-name="T6">INN</text:span> to evolve the wavefunction over time.</text:p>
      <text:p text:style-name="P10"/>
      <text:p text:style-name="P10">During testing, the model correctly predicted the initial condition, but as time progressed, <text:span text:style-name="T6">t</text:span>he wavefunction deviated from the expected evolution, suggesting issues in training stability, loss function weighting, or hyperparameter choices.</text:p>
      <text:p text:style-name="P10"/>
      <text:p text:style-name="P10">In our weekly meeting, my supervisor suggested that I <text:span text:style-name="T6">should try recreating</text:span> the model from Shah et al. (2022) to gain better insights into loss function design, training strategies, and hyperparameter tuning. This paper successfully used PINNs to solve the 1D time-dependent Schrödinger equation, making it a useful reference for improving my approach.<text:line-break/><text:line-break/></text:p>
      <text:p text:style-name="P10"/>
      <text:p text:style-name="P11"/>
      <text:p text:style-name="P12">Week 3: 1<text:span text:style-name="T5">7</text:span>/02/2025</text:p>
      <text:p text:style-name="P13"/>
      <text:p text:style-name="P14">This week, I focused on two main tasks:</text:p>
      <text:list text:style-name="L4">
        <text:list-item>
          <text:p text:style-name="P15"><text:span text:style-name="Strong_20_Emphasis"><text:span text:style-name="T1">Recreating the 2022 Shah et al. model</text:span></text:span><text:span text:style-name="T1"> for solving the </text:span><text:span text:style-name="Strong_20_Emphasis"><text:span text:style-name="T1">1D time-dependent Schrödinger equation</text:span></text:span><text:span text:style-name="T1"> using PINNs. </text:span></text:p>
        </text:list-item>
        <text:list-item>
          <text:p text:style-name="P16"><text:span text:style-name="Strong_20_Emphasis"><text:span text:style-name="T1">Preparing and delivering a presentation</text:span></text:span><text:span text:style-name="T1"> on </text:span><text:span text:style-name="Strong_20_Emphasis"><text:span text:style-name="T1">Physics-Informed Neural Networks (PINNs)</text:span></text:span><text:span text:style-name="T1"> and </text:span><text:span text:style-name="Strong_20_Emphasis"><text:span text:style-name="T1">loss function equations</text:span></text:span><text:span text:style-name="T1"> to my supervisor and his subordinates. </text:span></text:p>
        </text:list-item>
      </text:list>
      <text:p text:style-name="P5"><text:span text:style-name="Strong_20_Emphasis"><text:span text:style-name="T1"/></text:span></text:p>
      <text:p text:style-name="Standard"><text:span text:style-name="T1">The </text:span><text:span text:style-name="Strong_20_Emphasis"><text:span text:style-name="T1">key difference</text:span></text:span><text:span text:style-name="T1"> in the paper's approach was the use of </text:span><text:span text:style-name="Strong_20_Emphasis"><text:span text:style-name="T1">Hartree atomic units</text:span></text:span><text:span text:style-name="T1">, where constants like </text:span><text:span text:style-name="Strong_20_Emphasis"><text:span text:style-name="T1">mass m, Planck’s constant ℏ, and frequency ω are set to 1</text:span></text:span><text:span text:style-name="T1">. Additionally the paper </text:span><text:span text:style-name="Strong_20_Emphasis"><text:span text:style-name="T1">uses a superposition of the ground and first excited states</text:span></text:span><text:span text:style-name="T1"> as the initial condition.</text:span></text:p>
      <text:p text:style-name="Standard"><text:span text:style-name="T1"/></text:p>
      <text:p text:style-name="Standard"><text:span text:style-name="T1">Despite implementing these modifications, I still encountered the </text:span><text:span text:style-name="Strong_20_Emphasis"><text:span text:style-name="T1">same issue as last week</text:span></text:span><text:span text:style-name="T1">:</text:span></text:p>
      <text:list text:style-name="L5">
        <text:list-item>
          <text:p text:style-name="P17"><text:span text:style-name="T1">The model correctly predicts the </text:span><text:span text:style-name="Strong_20_Emphasis"><text:span text:style-name="T1">initial condition</text:span></text:span><text:span text:style-name="T1">. </text:span></text:p>
        </text:list-item>
        <text:list-item>
          <text:p text:style-name="P17"><text:span text:style-name="T1">However, as time progresses, the </text:span><text:span text:style-name="Strong_20_Emphasis"><text:span text:style-name="T1">Mean Squared Error (MSE) increases significantly</text:span></text:span><text:span text:style-name="T1">, causing the predicted wavefunction to diverge from the expected solution. </text:span></text:p>
        </text:list-item>
      </text:list>
      <text:p text:style-name="Standard"><text:span text:style-name="Strong_20_Emphasis"><text:span text:style-name="T1"/></text:span></text:p>
      <text:p text:style-name="Standard"><text:span text:style-name="T1">I also </text:span><text:span text:style-name="Strong_20_Emphasis"><text:span text:style-name="T1">prepared and delivered a presentation</text:span></text:span><text:span text:style-name="T1"> covering:</text:span></text:p>
      <text:list text:style-name="L6">
        <text:list-item>
          <text:p text:style-name="P18"><text:span text:style-name="T1">The </text:span><text:span text:style-name="Strong_20_Emphasis"><text:span text:style-name="T1">fundamentals of PINNs</text:span></text:span><text:span text:style-name="T1">, explaining how they enforce </text:span><text:span text:style-name="Strong_20_Emphasis"><text:span text:style-name="T1">differential equations</text:span></text:span><text:span text:style-name="T1"> the loss function. </text:span></text:p>
        </text:list-item>
        <text:list-item>
          <text:p text:style-name="P18"><text:span text:style-name="T1">The </text:span><text:span text:style-name="Strong_20_Emphasis"><text:span text:style-name="T1">loss function formulation</text:span></text:span><text:span text:style-name="T1"> for solving Schrödinger’s equation, including </text:span><text:span text:style-name="Strong_20_Emphasis"><text:span text:style-name="T1">physics loss, boundary conditions loss, and initial condition loss</text:span></text:span><text:span text:style-name="T1">. </text:span></text:p>
        </text:list-item>
      </text:list>
      <text:p text:style-name="Standard"><text:span text:style-name="T1"/></text:p>
      <text:p text:style-name="Standard"><text:span text:style-name="Strong_20_Emphasis"><text:span text:style-name="T1">Next Steps</text:span></text:span></text:p>
      <text:list text:style-name="L7">
        <text:list-item>
          <text:p text:style-name="P19"><text:span text:style-name="T1">Analyze the </text:span><text:span text:style-name="Strong_20_Emphasis"><text:span text:style-name="T1">loss function and training dynamics</text:span></text:span><text:span text:style-name="T1"> more closely to identify possible causes of high MSE. </text:span></text:p>
        </text:list-item>
        <text:list-item>
          <text:p text:style-name="P19"><text:span text:style-name="T1">Experiment with </text:span><text:span text:style-name="Strong_20_Emphasis"><text:span text:style-name="T1">different architectures, activation functions, and optimization techniques</text:span></text:span><text:span text:style-name="T1"> to improve stability. </text:span></text:p>
        </text:list-item>
        <text:list-item>
          <text:p text:style-name="P19"><text:span text:style-name="T1">Discuss potential </text:span><text:span text:style-name="Strong_20_Emphasis"><text:span text:style-name="T1">hyperparameter tuning strategies</text:span></text:span><text:span text:style-name="T1"> in the next meeting.</text:span></text:p>
        </text:list-item>
      </text:list>
      <text:p text:style-name="P20">Week 4: 2<text:span text:style-name="T5">4</text:span>/02/2025</text:p>
      <text:p text:style-name="P21"/>
      <text:p text:style-name="Standard"><text:span text:style-name="T1">This week, I </text:span><text:span text:style-name="Strong_20_Emphasis"><text:span text:style-name="T1">successfully recreated</text:span></text:span><text:span text:style-name="T1"> the </text:span><text:span text:style-name="Strong_20_Emphasis"><text:span text:style-name="T1">baseline model</text:span></text:span><text:span text:style-name="T1"> from the </text:span><text:span text:style-name="Strong_20_Emphasis"><text:span text:style-name="T1">2022 Shah et al.</text:span></text:span><text:span text:style-name="T1"> paper for solving the </text:span><text:span text:style-name="Strong_20_Emphasis"><text:span text:style-name="T1">1D time-dependent Schrödinger equation</text:span></text:span><text:span text:style-name="T1"> using PINNs.</text:span></text:p>
      <text:p text:style-name="Standard"><text:span text:style-name="Strong_20_Emphasis"><text:span text:style-name="T1"/></text:span></text:p>
      <text:p text:style-name="Standard"><text:span text:style-name="T1">Initially, the model was </text:span><text:span text:style-name="Strong_20_Emphasis"><text:span text:style-name="T1">prioritizing the initial condition loss and boundary condition loss</text:span></text:span><text:span text:style-name="T1"> over the </text:span><text:span text:style-name="Strong_20_Emphasis"><text:span text:style-name="T1">physics loss</text:span></text:span><text:span text:style-name="T1">. This </text:span><text:span text:style-name="Strong_20_Emphasis"><text:span text:style-name="T1">prevented the network from properly learning the Schrödinger equation</text:span></text:span><text:span text:style-name="T1">.</text:span></text:p>
      <text:p text:style-name="Standard"><text:span text:style-name="T1">To fix this, I </text:span><text:span text:style-name="Strong_20_Emphasis"><text:span text:style-name="T1">increased the weight</text:span></text:span><text:span text:style-name="T1"> assigned to the </text:span><text:span text:style-name="Strong_20_Emphasis"><text:span text:style-name="T1">physics loss</text:span></text:span><text:span text:style-name="T1"> in the total loss function. This adjustment ensured that the </text:span><text:span text:style-name="Strong_20_Emphasis"><text:span text:style-name="T1">PINN focused more on satisfying the governing equation</text:span></text:span><text:span text:style-name="T1">, leading to an improved training outcome.</text:span></text:p>
      <text:p text:style-name="Standard"><text:span text:style-name="Strong_20_Emphasis"><text:span text:style-name="T1"/></text:span></text:p>
      <text:p text:style-name="Standard"><text:span text:style-name="T1">After tuning the loss weights, the model </text:span><text:span text:style-name="T3">correctly predicted the probability density graph</text:span><text:span text:style-name="T1"> </text:span><text:span text:style-name="T3">with a</text:span><text:span text:style-name="Strong_20_Emphasis"><text:span text:style-name="T1"> MSE of 10</text:span></text:span><text:span text:style-name="Strong_20_Emphasis"><text:span text:style-name="T7">−5</text:span></text:span><text:span text:style-name="T1">, which is </text:span><text:span text:style-name="Strong_20_Emphasis"><text:span text:style-name="T1">acceptable</text:span></text:span><text:span text:style-name="T1"> according to the results in the reference paper. This confirms that the PINN is now learning the </text:span><text:span text:style-name="Strong_20_Emphasis"><text:span text:style-name="T1">correct wavefunction evolution</text:span></text:span><text:span text:style-name="T1">.</text:span></text:p>
      <text:p text:style-name="Standard"><text:span text:style-name="T1"/></text:p>
      <text:p text:style-name="Standard"><text:span text:style-name="Strong_20_Emphasis"><text:span text:style-name="T1">Next Steps:</text:span></text:span></text:p>
      <text:p text:style-name="P14">As the next task, I have been instructed to:</text:p>
      <text:list text:style-name="L8">
        <text:list-item>
          <text:p text:style-name="P22"><text:span text:style-name="Strong_20_Emphasis"><text:span text:style-name="T1">Test the model with separate initial conditions</text:span></text:span><text:span text:style-name="T1">, using: </text:span></text:p>
          <text:list>
            <text:list-item>
              <text:p text:style-name="P22"><text:span text:style-name="Strong_20_Emphasis"><text:span text:style-name="T1">Ground state only</text:span></text:span><text:span text:style-name="T1"> </text:span></text:p>
            </text:list-item>
            <text:list-item>
              <text:p text:style-name="P22"><text:span text:style-name="Strong_20_Emphasis"><text:span text:style-name="T1">First excited state only</text:span></text:span><text:span text:style-name="T1"> </text:span></text:p>
            </text:list-item>
          </text:list>
        </text:list-item>
        <text:list-item>
          <text:p text:style-name="P22"><text:span text:style-name="T1">Compare the </text:span><text:span text:style-name="Strong_20_Emphasis"><text:span text:style-name="T1">accuracy and convergence</text:span></text:span><text:span text:style-name="T1"> for each case.</text:span></text:p>
        </text:list-item>
      </text:list>
      <text:p text:style-name="P23">Week 5: 03/03/2025</text:p>
      <text:p text:style-name="P24"><text:span text:style-name="Strong_20_Emphasis"><text:span text:style-name="T1"/></text:span></text:p>
      <text:p text:style-name="Standard"><text:span text:style-name="T1">This week, I </text:span><text:span text:style-name="Strong_20_Emphasis"><text:span text:style-name="T1">recreated the previous model</text:span></text:span><text:span text:style-name="T1"> using two separate initial conditions:</text:span></text:p>
      <text:list text:style-name="L9">
        <text:list-item>
          <text:p text:style-name="P25"><text:span text:style-name="Strong_20_Emphasis"><text:span text:style-name="T1">Ground state only</text:span></text:span><text:span text:style-name="T1"> </text:span></text:p>
        </text:list-item>
        <text:list-item>
          <text:p text:style-name="P25"><text:span text:style-name="Strong_20_Emphasis"><text:span text:style-name="T1">First excited state only</text:span></text:span><text:span text:style-name="T1"> </text:span></text:p>
        </text:list-item>
      </text:list>
      <text:p text:style-name="Standard"><text:span text:style-name="T1"/></text:p>
      <text:p text:style-name="Standard"><text:span text:style-name="T1">Both models </text:span><text:span text:style-name="Strong_20_Emphasis"><text:span text:style-name="T1">successfully learned the time evolution</text:span></text:span><text:span text:style-name="T1">, and I am analyzing the differences in their </text:span><text:span text:style-name="Strong_20_Emphasis"><text:span text:style-name="T1">training stability, loss behavior, and accuracy</text:span></text:span><text:span text:style-name="T1">. This will help understand how different initial conditions impact the </text:span><text:span text:style-name="Strong_20_Emphasis"><text:span text:style-name="T1">convergence and generalization</text:span></text:span><text:span text:style-name="T1"> of the PINN.</text:span></text:p>
      <text:p text:style-name="Standard"><text:span text:style-name="Strong_20_Emphasis"><text:span text:style-name="T1"/></text:span></text:p>
      <text:p text:style-name="Standard"><text:span text:style-name="T1">Alongside these experiments, I also continued refining the </text:span><text:span text:style-name="Strong_20_Emphasis"><text:span text:style-name="T1">first model I had been working on</text:span></text:span><text:span text:style-name="T1">. Now that I have insights from the </text:span><text:span text:style-name="Strong_20_Emphasis"><text:span text:style-name="T1">Shah et al. (2022) model</text:span></text:span><text:span text:style-name="T1">, I am applying similar </text:span><text:span text:style-name="Strong_20_Emphasis"><text:span text:style-name="T1">loss balancing techniques</text:span></text:span><text:span text:style-name="T1"> and </text:span><text:span text:style-name="Strong_20_Emphasis"><text:span text:style-name="T1">hyperparameter tuning</text:span></text:span><text:span text:style-name="T1"> to improve its accuracy.</text:span></text:p>
      <text:p text:style-name="Standard"><text:span text:style-name="Strong_20_Emphasis"><text:span text:style-name="T1"/></text:span></text:p>
      <text:p text:style-name="Standard"><text:span text:style-name="T1">This week, I also </text:span><text:span text:style-name="Strong_20_Emphasis"><text:span text:style-name="T1">started drafting my Research Proposal report</text:span></text:span><text:span text:style-name="T1">, which is due next week.</text:span></text:p>
      <text:p text:style-name="Standard"><text:span text:style-name="T1"/></text:p>
      <text:p text:style-name="Standard"><text:span text:style-name="Strong_20_Emphasis"><text:span text:style-name="T1">Next Steps</text:span></text:span></text:p>
      <text:list text:style-name="L10">
        <text:list-item>
          <text:p text:style-name="P26"><text:span text:style-name="T1">Complete the </text:span><text:span text:style-name="Strong_20_Emphasis"><text:span text:style-name="T1">research proposal draft</text:span></text:span><text:span text:style-name="T1"> and refine it for submission. </text:span></text:p>
        </text:list-item>
        <text:list-item>
          <text:p text:style-name="P26"><text:span text:style-name="T1">Continue </text:span><text:span text:style-name="Strong_20_Emphasis"><text:span text:style-name="T1">analyzing the results</text:span></text:span><text:span text:style-name="T1"> of different initial conditions in the model. </text:span></text:p>
        </text:list-item>
        <text:list-item>
          <text:p text:style-name="P26"><text:span text:style-name="T1">Implement </text:span><text:span text:style-name="Strong_20_Emphasis"><text:span text:style-name="T1">further optimizations</text:span></text:span><text:span text:style-name="T1"> in my original model based on new insights.</text:span></text:p>
        </text:list-item>
      </text:list>
      <text:p text:style-name="P27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6:14:48.257333819</meta:creation-date>
    <dc:date>2025-03-10T16:09:48.980938861</dc:date>
    <meta:editing-duration>PT16M15S</meta:editing-duration>
    <meta:editing-cycles>3</meta:editing-cycles>
    <meta:generator>LibreOffice/24.8.3.2$MacOSX_AARCH64 LibreOffice_project/48a6bac9e7e268aeb4c3483fcf825c94556d9f92</meta:generator>
    <meta:document-statistic meta:table-count="0" meta:image-count="0" meta:object-count="0" meta:page-count="5" meta:paragraph-count="57" meta:word-count="873" meta:character-count="5871" meta:non-whitespace-character-count="5057"/>
  </office:meta>
</office:document-meta>
</file>